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style:paragraph-properties fo:text-align="justify" style:justify-single-word="false">
        <style:tab-stops>
          <style:tab-stop style:position="8.498cm" style:type="center"/>
        </style:tab-stops>
      </style:paragraph-properties>
      <style:text-properties fo:font-size="12pt" officeooo:paragraph-rsid="0017bbbe" fo:background-color="transparent"/>
    </style:style>
    <style:style style:name="P3" style:family="paragraph" style:parent-style-name="Standard">
      <style:paragraph-properties fo:text-align="justify" style:justify-single-word="false"/>
      <style:text-properties fo:font-size="12pt" officeooo:paragraph-rsid="0017bbbe" fo:background-color="transparent"/>
    </style:style>
    <style:style style:name="P4" style:family="paragraph" style:parent-style-name="Standard">
      <style:paragraph-properties fo:text-align="start" style:justify-single-word="false"/>
      <style:text-properties fo:font-size="12pt" officeooo:paragraph-rsid="0017bbbe" fo:background-color="transparent"/>
    </style:style>
    <style:style style:name="P5" style:family="paragraph" style:parent-style-name="Standard">
      <style:paragraph-properties fo:text-align="justify" style:justify-single-word="false"/>
      <style:text-properties fo:font-size="12pt" fo:font-weight="bold" officeooo:paragraph-rsid="0017bbbe" fo:background-color="transparent"/>
    </style:style>
    <style:style style:name="P6"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7" style:family="paragraph" style:parent-style-name="Standard">
      <style:paragraph-properties fo:text-align="justify" style:justify-single-word="false"/>
      <style:text-properties fo:font-size="12pt" fo:font-weight="bold" officeooo:rsid="001a5076" officeooo:paragraph-rsid="001a5076" fo:background-color="transparent" style:font-weight-asian="bold" style:font-weight-complex="bold"/>
    </style:style>
    <style:style style:name="P8" style:family="paragraph" style:parent-style-name="Standard">
      <style:paragraph-properties fo:text-align="start" style:justify-single-word="false"/>
      <style:text-properties fo:font-size="12pt" fo:font-weight="bold" officeooo:paragraph-rsid="0017bbbe" fo:background-color="transparent"/>
    </style:style>
    <style:style style:name="P9" style:family="paragraph" style:parent-style-name="Standard">
      <style:paragraph-properties fo:text-align="justify" style:justify-single-word="false"/>
      <style:text-properties fo:font-size="12pt" officeooo:paragraph-rsid="0017bbbe"/>
    </style:style>
    <style:style style:name="P10" style:family="paragraph" style:parent-style-name="Standard">
      <style:paragraph-properties fo:text-align="justify" style:justify-single-word="false"/>
      <style:text-properties fo:font-size="12pt" fo:font-style="normal" officeooo:paragraph-rsid="0017bbbe" fo:background-color="transparent"/>
    </style:style>
    <style:style style:name="P11" style:family="paragraph" style:parent-style-name="Standard">
      <style:paragraph-properties fo:text-align="justify" style:justify-single-word="false"/>
      <style:text-properties fo:font-size="12pt" fo:font-style="normal" fo:font-weight="normal" officeooo:rsid="001e6fdc" officeooo:paragraph-rsid="001e6fdc" fo:background-color="transparent"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f44a7" officeooo:paragraph-rsid="001e6fdc"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60736" officeooo:paragraph-rsid="00260736" fo:background-color="transparen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6eea3" officeooo:paragraph-rsid="00260736" fo:background-color="transparent"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bold" officeooo:rsid="001f44a7" officeooo:paragraph-rsid="001f44a7" fo:background-color="transparent"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ize="12pt" fo:font-style="italic" officeooo:paragraph-rsid="0017bbbe" fo:background-color="transparent"/>
    </style:style>
    <style:style style:name="P17" style:family="paragraph" style:parent-style-name="Standard">
      <style:paragraph-properties fo:text-align="justify" style:justify-single-word="false"/>
      <style:text-properties fo:font-size="12pt" fo:font-weight="normal" officeooo:rsid="001936b4" officeooo:paragraph-rsid="001936b4" fo:background-color="transparent" style:font-weight-asian="normal" style:font-weight-complex="normal"/>
    </style:style>
    <style:style style:name="P18" style:family="paragraph" style:parent-style-name="Standard">
      <style:paragraph-properties fo:text-align="justify" style:justify-single-word="false"/>
      <style:text-properties fo:font-size="12pt" fo:font-weight="normal" officeooo:rsid="001e6fdc" officeooo:paragraph-rsid="001e6fdc" fo:background-color="transparent" style:font-weight-asian="normal" style:font-weight-complex="normal"/>
    </style:style>
    <style:style style:name="P19" style:family="paragraph" style:parent-style-name="Standard">
      <style:paragraph-properties fo:text-align="justify" style:justify-single-word="false"/>
      <style:text-properties fo:font-size="12pt" fo:font-weight="normal" officeooo:rsid="00250674" officeooo:paragraph-rsid="00260736" fo:background-color="transparent" style:font-weight-asian="normal" style:font-weight-complex="normal"/>
    </style:style>
    <style:style style:name="P20" style:family="paragraph" style:parent-style-name="Standard">
      <style:paragraph-properties fo:text-align="justify" style:justify-single-word="false"/>
      <style:text-properties fo:font-size="12pt" fo:font-weight="normal" officeooo:rsid="00287f0e" officeooo:paragraph-rsid="00287f0e" fo:background-color="transparent" style:font-weight-asian="normal" style:font-weight-complex="normal"/>
    </style:style>
    <style:style style:name="P21" style:family="paragraph" style:parent-style-name="Standard">
      <style:paragraph-properties fo:text-align="justify" style:justify-single-word="false"/>
      <style:text-properties fo:font-size="12pt" fo:font-weight="normal" officeooo:rsid="002b535d" officeooo:paragraph-rsid="002c63fc" fo:background-color="transparent" style:font-weight-asian="normal" style:font-weight-complex="normal"/>
    </style:style>
    <style:style style:name="P22"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7bbbe" fo:background-color="transparent"/>
    </style:style>
    <style:style style:name="P23" style:family="paragraph" style:parent-style-name="Standard">
      <style:paragraph-properties fo:text-align="justify" style:justify-single-word="false"/>
      <style:text-properties officeooo:paragraph-rsid="0017bbbe" fo:background-color="transparent"/>
    </style:style>
    <style:style style:name="P24" style:family="paragraph" style:parent-style-name="Standard">
      <style:paragraph-properties fo:text-align="justify" style:justify-single-word="false"/>
      <style:text-properties officeooo:paragraph-rsid="0017bbbe"/>
    </style:style>
    <style:style style:name="P25" style:family="paragraph" style:parent-style-name="Standard">
      <style:paragraph-properties fo:margin-left="1.251cm" fo:margin-right="0cm" fo:text-align="justify" style:justify-single-word="false" fo:text-indent="0cm" style:auto-text-indent="false"/>
      <style:text-properties fo:font-size="12pt" officeooo:paragraph-rsid="0017bbbe" fo:background-color="transparent"/>
    </style:style>
    <style:style style:name="P26"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officeooo:paragraph-rsid="0017bbbe" fo:background-color="transparent"/>
    </style:style>
    <style:style style:name="P27" style:family="paragraph" style:parent-style-name="Standard" style:list-style-name="WWNum1">
      <style:paragraph-properties fo:text-align="justify" style:justify-single-word="false"/>
      <style:text-properties fo:font-size="12pt" officeooo:paragraph-rsid="0017bbbe" fo:background-color="transparent"/>
    </style:style>
    <style:style style:name="T10" style:family="text">
      <style:text-properties fo:font-size="12pt"/>
    </style:style>
    <style:style style:name="T11" style:family="text">
      <style:text-properties fo:font-size="12pt" fo:font-style="italic"/>
    </style:style>
    <style:style style:name="T12" style:family="text">
      <style:text-properties fo:font-size="12pt" fo:background-color="transparent" loext:char-shading-value="0"/>
    </style:style>
    <style:style style:name="T13" style:family="text">
      <style:text-properties style:font-name="Times New Roman" fo:background-color="transparent" loext:char-shading-value="0"/>
    </style:style>
    <style:style style:name="T14" style:family="text">
      <style:text-properties fo:color="#000000" fo:font-size="12pt"/>
    </style:style>
    <style:style style:name="T15" style:family="text">
      <style:text-properties fo:font-weight="bold"/>
    </style:style>
    <style:style style:name="T16" style:family="text">
      <style:text-properties fo:font-style="italic"/>
    </style:style>
    <style:style style:name="T17" style:family="text">
      <style:text-properties fo:font-style="italic" officeooo:rsid="0020ab99" style:font-style-asian="italic" style:font-style-complex="italic"/>
    </style:style>
    <style:style style:name="T18" style:family="text">
      <style:text-properties fo:font-style="italic" officeooo:rsid="0028ceb9" style:font-style-asian="italic" style:font-style-complex="italic"/>
    </style:style>
    <style:style style:name="T19" style:family="text">
      <style:text-properties fo:font-style="italic" officeooo:rsid="001dd360" fo:background-color="#ffff00" loext:char-shading-value="0" style:font-style-asian="italic" style:font-style-complex="italic"/>
    </style:style>
    <style:style style:name="T20" style:family="text">
      <style:text-properties officeooo:rsid="001a5076"/>
    </style:style>
    <style:style style:name="T21" style:family="text">
      <style:text-properties officeooo:rsid="001a799f" fo:background-color="#ffff00" loext:char-shading-value="0"/>
    </style:style>
    <style:style style:name="T22" style:family="text">
      <style:text-properties fo:font-style="normal" style:font-style-asian="normal" style:font-style-complex="normal"/>
    </style:style>
    <style:style style:name="T23" style:family="text">
      <style:text-properties fo:font-style="normal" officeooo:rsid="001dd360" style:font-style-asian="normal" style:font-style-complex="normal"/>
    </style:style>
    <style:style style:name="T24" style:family="text">
      <style:text-properties fo:font-style="normal" officeooo:rsid="001e6fdc" style:font-style-asian="normal" style:font-style-complex="normal"/>
    </style:style>
    <style:style style:name="T25" style:family="text">
      <style:text-properties fo:font-style="normal" officeooo:rsid="001f44a7" style:font-style-asian="normal" style:font-style-complex="normal"/>
    </style:style>
    <style:style style:name="T26" style:family="text">
      <style:text-properties fo:font-style="normal" officeooo:rsid="0020ab99" style:font-style-asian="normal" style:font-style-complex="normal"/>
    </style:style>
    <style:style style:name="T27" style:family="text">
      <style:text-properties fo:font-style="normal" officeooo:rsid="00227827" style:font-style-asian="normal" style:font-style-complex="normal"/>
    </style:style>
    <style:style style:name="T28" style:family="text">
      <style:text-properties fo:font-style="normal" officeooo:rsid="0023b882" style:font-style-asian="normal" style:font-style-complex="normal"/>
    </style:style>
    <style:style style:name="T29" style:family="text">
      <style:text-properties fo:font-style="normal" officeooo:rsid="00260736" style:font-style-asian="normal" style:font-style-complex="normal"/>
    </style:style>
    <style:style style:name="T30" style:family="text">
      <style:text-properties fo:font-style="normal" officeooo:rsid="0026eea3" style:font-style-asian="normal" style:font-style-complex="normal"/>
    </style:style>
    <style:style style:name="T31" style:family="text">
      <style:text-properties fo:font-style="normal" officeooo:rsid="0028ceb9" style:font-style-asian="normal" style:font-style-complex="normal"/>
    </style:style>
    <style:style style:name="T32" style:family="text">
      <style:text-properties officeooo:rsid="002a45f9"/>
    </style:style>
    <style:style style:name="T33" style:family="text">
      <style:text-properties style:text-position="super 58%"/>
    </style:style>
    <style:style style:name="T34" style:family="text">
      <style:text-properties style:text-position="0% 100%" officeooo:rsid="002c63fc"/>
    </style:style>
    <style:style style:name="T35" style:family="text">
      <style:text-properties officeooo:rsid="002c63fc"/>
    </style:style>
    <style:style style:name="T36" style:family="text">
      <style:text-properties style:text-position="sub 58%" officeooo:rsid="002c63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e-Registration report for Experimental Psychology Lab Study 2019</text:p>
      <text:p text:style-name="P22"/>
      <text:p text:style-name="P5"/>
      <text:p text:style-name="P5">Research questions</text:p>
      <text:p text:style-name="P22"/>
      <text:p text:style-name="P23"><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1">featural processing </text:span><text:span text:style-name="T10">and </text:span><text:span text:style-name="T11">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text:span text:style-name="T32">G</text:span>it<text:span text:style-name="T32">H</text:span>ub repository:</text:p>
      <text:p text:style-name="P9"><text:a xlink:type="simple" xlink:href="https://github.com/annassommer/XPLabFinal" text:style-name="Internet_20_link" text:visited-style-name="Visited_20_Internet_20_Link"><text:span text:style-name="Hyperlink"><text:span text:style-name="T13">https://github.com/annassommer/XPLabFinal</text:span></text:span></text:a><text:span text:style-name="T13"> </text:span></text:p>
      <text:p text:style-name="P3"/>
      <text:p text:style-name="P5"/>
      <text:p text:style-name="P5">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23"/>
      <text:p text:style-name="P2">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23"><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1">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23"/>
      <text:p text:style-name="P5"/>
      <text:p text:style-name="P5">Study plan</text:p>
      <text:p text:style-name="P3"/>
      <text:p text:style-name="P23"><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Specifically we look at the ratings of trustworthiness (“Vertrauenswürdigkeit”) and dominance (”Dominanz”). To mitigate the ratings influencing each other we ask for ratings of several more traits i.e. confidence, aggressiveness, patience, </text:span><text:soft-page-break/><text:span text:style-name="T10">conscientiousness, friendliness, extroversion, politeness, sensibility (“Selbstsicherheit”, “Aggressivität”, “Geduld”, “Gewissenhaftigkeit”, “Freundlichkeit”, “Extrovertiertheit”, “Höflichkeit”, “Sensibilität”). This part is going to require a within-subject analysis.</text:span></text:p>
      <text:p text:style-name="P23"><text:span text:style-name="T10">In the second part, we explore the effect inversion has on the judgment of faces regarding two character traits: </text:span><text:span text:style-name="T14">trustworthiness and dominance</text:span><text:span text:style-name="T10">. This part is going to require a between-subject analysis</text:span></text:p>
      <text:p text:style-name="P5"/>
      <text:p text:style-name="P5"/>
      <text:p text:style-name="P5">Participant recruitment</text:p>
      <text:p text:style-name="P5"/>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7 days.</text:p>
      <text:p text:style-name="P3"/>
      <text:p text:style-name="P3">The study will be conducted in German because most of the people that we are going to reach are German native speakers. </text:p>
      <text:p text:style-name="P3"/>
      <text:p text:style-name="P5"/>
      <text:p text:style-name="P5">Data set</text:p>
      <text:p text:style-name="P5"/>
      <text:p text:style-name="P3">We are using the first 36 black and 36 white male face images from the Chicago face database (version 2.0.3) as material plus the character traits “trustworthiness” and “dominance” with some more as fillers for the first part of the study. We resized the pictures to 450 × 316 pixels. We use only male faces because the original study only used male faces as well, in order to avoid social bias playing a role in the participants' judgement.</text:p>
      <text:p text:style-name="P24"><text:span text:style-name="T12">The face database is freely available here: </text:span><text:a xlink:type="simple" xlink:href="https://chicagofaces.org/default/" text:style-name="Internet_20_link" text:visited-style-name="Visited_20_Internet_20_Link"><text:span text:style-name="Internet_5f_20_5f_link"><text:span text:style-name="T12">https://chicagofaces.org/default/</text:span></text:span></text:a></text:p>
      <text:p text:style-name="P3"/>
      <text:p text:style-name="P8"/>
      <text:p text:style-name="P4"><text:span text:style-name="T15">Study design</text:span><text:line-break/><text:line-break/>The experiment consists of two parts.<text:line-break/>The first part starts with an introduction slide, that informs the participants about their upcoming task. The explanatory text reads as follows:</text:p>
      <text:p text:style-name="P4"/>
      <text:p text:style-name="P4">“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3"><text:line-break/>After the introduction slide the actual test phase starts. The participants view randomly one out of ten character traits (“Selbstsicherheit”, “Aggressivität”, “Geduld”, “Gewissenhaftigkeit”, “Freundlichkeit”, “Extrovertiertheit”, “Höflichkeit”, “Sensibilität”, “Vertrauenswürdigkeit”, “Dominanz”) at a time. All ten character traits will be shown to all participants. Each character trait shall be rated by the participant on a 9-point rating scale with labeled end points ranging from 1 (“Trifft gleichermaßen auf Menschen und Tiere zu” – “Equally applicable on humans and animals”) to 9 (“Trifft nur auf Menschen zu” – “Only applicable on humans”).</text:p>
      <text:p text:style-name="P24"><text:span text:style-name="Absatz-Standardschriftart"><text:span text:style-name="T12"/></text:span></text:p>
      <text:p text:style-name="P3"><text:soft-page-break/>The second part of the experiment starts again with an introduction slide, that informs the participants about their upcoming task. <text:s/>This explanation text of the second part reads as follows:</text:p>
      <text:p text:style-name="P3"/>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10">In English: In this part of the experiment you will see pictures of faces. Your task is to rate them for “Trustworthiness” <text:span text:style-name="T16">(or “Dominance”, which trait is to be rated is decided by coin flip) </text:span>on a scale from 1 to 7. 1 stands for “Not trustworthy” <text:span text:style-name="T16">(“not dominant” respectively), </text:span>7 stands for “very trustworthy” (<text:span text:style-name="T16">“very dominant” respectively</text:span>). </text:p>
      <text:p text:style-name="P10"/>
      <text:p text:style-name="P10">You will firstly see faces which have been turned upside down and upright faces after that. / <text:s/>You will firstly see upright faces and faces which have been turned upside down after that.</text:p>
      <text:p text:style-name="P10"/>
      <text:p text:style-name="P16">(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p>
      <text:p text:style-name="P24"><text:span text:style-name="Absatz-Standardschriftart"><text:span text:style-name="T12"/></text:span></text:p>
      <text:p text:style-name="P3">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P24"><text:span text:style-name="Absatz-Standardschriftart"><text:span text:style-name="T12"/></text:span></text:p>
      <text:p text:style-name="P3">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p>
      <text:p text:style-name="P5"/>
      <text:p text:style-name="P5"/>
      <text:p text:style-name="P5">Measured variables</text:p>
      <text:p text:style-name="P5"/>
      <text:p text:style-name="P3">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3"/>
      <text:p text:style-name="P3">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text:soft-page-break/>inverted). The dependent variable would be again the rating. The independent variables are of nominal scale and the dependent variable of an ordinal scale.</text:p>
      <text:p text:style-name="P3"/>
      <text:p text:style-name="P3">Moreover we are going to keep track of the reaction time for every stimulus, meaning the ratings of the character trait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p>
      <text:p text:style-name="P5"/>
      <text:p text:style-name="P5"/>
      <text:p text:style-name="P5">Exclusion criteria</text:p>
      <text:p text:style-name="P5"/>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P5"/>
      <text:p text:style-name="P5">Statistical analysis</text:p>
      <text:p text:style-name="P3"/>
      <text:p text:style-name="P3">We are going to use R for statistical analysis with the packages tidyverse, effsize, readR, brms, desktools and Rmisc.</text:p>
      <text:p text:style-name="P3"/>
      <text:p text:style-name="P3">For the first part of the study, we are going to firstly filter out the necessary data (which is the rating of dominance and trustworthiness). After that, we will visualize the data using boxplots and build a regression model which models the responses of participants against the two character traits per participant. We need to represent a participant dependency because it is a within subject design.</text:p>
      <text:p text:style-name="P3"/>
      <text:p text:style-name="P3">To judge if our hypothesis 1, that trustworthiness is a more humanlike trait and dominance a trait equal to humans and animals, was correct, we need the 95% confidence interval for the not baseline trait to not contain 0. If we have dominance as a baseline we need a positive estimate for trustworthiness and if trustworthiness is the baseline a negative estimate for dominance to represent that trustworthiness is a more humanlike trait. If that is the case, we accept the hypothesis.</text:p>
      <text:p text:style-name="P3"/>
      <text:p text:style-name="P3">For the second part, we will create 3 different regression models. We have no participant dependence for it is <text:s/>a between participant design.</text:p>
      <text:p text:style-name="P3">The models are : </text:p>
      <text:list xml:id="list411584277" text:style-name="WWNum1">
        <text:list-item>
          <text:p text:style-name="P27">Model 1 will be modeling the responses against the categories dominance and trustworthiness</text:p>
        </text:list-item>
        <text:list-item>
          <text:p text:style-name="P27">Model 2 will be the responses against the categories and the picture format (inverted and upright)</text:p>
        </text:list-item>
        <text:list-item>
          <text:p text:style-name="P27">Model 3 will model the responses against the categories and the category per picture format (category|pictureFormat)</text:p>
        </text:list-item>
      </text:list>
      <text:p text:style-name="P25"/>
      <text:p text:style-name="P3">Once we have all three models, we will use the loo and loo_compare function of R to determine the <text:s/>model fitting the data best.</text:p>
      <text:p text:style-name="P3"/>
      <text:p text:style-name="P3">To judge for acceptance or rejection of the hypothesis 2 based on the model, we take a look at the best model determined by loo_compare. Then, we check the 95% confidence interval for “category”. For the hypothesis to be accepted the confidence interval must not contain 0. </text:p>
      <text:p text:style-name="P3"/>
      <text:p text:style-name="P6"/>
      <text:p text:style-name="P6"/>
      <text:p text:style-name="P6"/>
      <text:p text:style-name="P7"><text:soft-page-break/>Participants</text:p>
      <text:p text:style-name="P7"/>
      <text:p text:style-name="P21">The experiment was accessible through a web link for one week, from the 16<text:span text:style-name="T33">th</text:span> of July 2019, 21:00 CEST until the 23th of July 2019, 21:00 CEST. We recruited our participants through the e-mail list of study course “Cognitive Science” at the University of Osnabrück. Furthermore, we recruited participants through social media (What’s App, Telegram, Facebook, Reddit). <text:span text:style-name="T35">We recruited 79 participants. There were 27 male (median</text:span><text:span text:style-name="T36">age </text:span><text:span text:style-name="T34">= 24, SD = 14.5 ), 51 female (median</text:span><text:span text:style-name="T36">age </text:span><text:span text:style-name="T34">= 21, SD = 10.9) and 1 diverse (age = 102) subjects.</text:span></text:p>
      <text:p text:style-name="P6"/>
      <text:p text:style-name="P6"/>
      <text:p text:style-name="P6">Results</text:p>
      <text:p text:style-name="P6"/>
      <text:p text:style-name="P17"><text:span text:style-name="T20">In the first part of our study, we focused on the perception of the character traits “dominance” and “trustworthiness”. We expected the first to be significantly being more attributed to both humans and non-humans than the latter. During our analysis, we took the character trait “dominance” as reference category. The analysis can be found as HTML file in the experiment’s GitHub repository. Our model compared the ratings of “dominance” and “trustworthiness” only and ignored the fillers mentioned in our study design. The 95% confidence interval (CI) of the model is [0.85; 2.28] and does not contain 0. Therefore, we accept our model as significant. The point estimate is </text:span><text:span text:style-name="T21">2.00 (</text:span><text:span text:style-name="T19">ist das die richtige Zahl?) </text:span><text:span text:style-name="T23">. Since our reference category is dominance and the point estimate is positive, we conclude that the character trait “trustworthiness” </text:span><text:span text:style-name="T24">was significantly rated higher than was “dominance”. We infer that “trustworthiness” is more often appointed to specifically humans than “dominance”. Therefore, we accept our first hypothesis.</text:span></text:p>
      <text:p text:style-name="P11"/>
      <text:p text:style-name="P18"><text:span text:style-name="T22">In the second part of our study, we tested the perception of trustworthiness and dominance in upright and upside down male faces. </text:span><text:span text:style-name="T25">We predicted the ratings of trustworthiness to be significantly lower in upside down than upright faces. In the same way, we expected the ratings of dominance to be similar in both conditions. As described in the statistical analysis section of this paper, we generated three models </text:span><text:span text:style-name="T26">by using the </text:span><text:span text:style-name="T17">loo</text:span><text:span text:style-name="T26"> function in R</text:span><text:span text:style-name="T25">. </text:span><text:span text:style-name="T26">We compared the models using </text:span><text:span text:style-name="T17">loo_compare</text:span><text:span text:style-name="T26"> </text:span><text:span text:style-name="T17"><text:s/></text:span><text:span text:style-name="T26">and found model 2 to be the most accurate model. The population-level effects table of model 2 shows </text:span><text:span text:style-name="T27">[0.39; 0.53] as 95%-CI. The CI is strictly positive, we therefore accept the model as being significant. Again, we defined dominance as the reference category. According to our hypothesis, <text:s/>the point estimate of trustworthiness should be negative as we predicted it to be more influenced by the picture format (upside down or upright). The point estimate of “</text:span><text:span text:style-name="T28">trustworthiness” in model 2 is 0.46 and consequently, we have to reject our hypothesis.</text:span></text:p>
      <text:p text:style-name="P12"/>
      <text:p text:style-name="P15">Discussion</text:p>
      <text:p text:style-name="P15"/>
      <text:p text:style-name="P19"><text:span text:style-name="T22">The second part of our analysis does not only show that “trustworthiness” was in fact rated higher </text:span><text:span text:style-name="T29">across conditions. It also reveals [-0.14; -0.00] as the 95%-CI of the model for the picture format. Hence, there are no significant differences in ratings between upright and upside down faces independently of the character trait condition. </text:span><text:span text:style-name="T30"><text:s/></text:span></text:p>
      <text:p text:style-name="P13"/>
      <text:p text:style-name="P19"><text:span text:style-name="T29">We replicated successfully our first hypothesis i.e. “trustworthiness” is more uniquely applicable to humans than is “dominance”. We used it as a premise of our second hypothesis. <text:s/>Despite our true premise, </text:span><text:span text:style-name="T30">our</text:span><text:span text:style-name="T29"> results do not support Wilson et al. (2018) findings. <text:s/></text:span><text:span text:style-name="T30">The disruption of configural processing in faces did not have a significant impact on a character trait likely to be perceived as uniquely human i.e. “trustworthiness”. </text:span></text:p>
      <text:p text:style-name="P14"/>
      <text:p text:style-name="P20"><text:span text:style-name="T30">T</text:span><text:span text:style-name="T22">here were some issues that could have an impact on the result, both in Wilson et al. (2018) and the study we carried out. Some participants noted anonymously that the great number of pictures (72 pictures divided in two blocks) was tiring. There is a high chance some participants got less concentrated towards the end of study which may lead to less accurate results. In addition, Wilson et al. </text:span><text:span text:style-name="T31">(2018) </text:span><text:span text:style-name="T22">mentioned </text:span><text:span text:style-name="T31">that the “</text:span><text:span text:style-name="T18">p</text:span><text:span text:style-name="T31">-values [as in Study 2 of Wilson et al. are] very near the criterion for </text:span><text:soft-page-break/><text:span text:style-name="T31">significance” and accordingly decided to replicate the study. Using Mechanical Turk, they had the opportunity to test 150 participants for the equivalent of the second part of our study where we had around 80. The effect being very small, a greater number of participants might have large consequences on the result. For this reason, we hope that future replication of this particular finding will be done.</text:span></text:p>
      <text:p text:style-name="P14"/>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5f_20_5f_link" style:display-name="Internet_20_link" style:family="text">
      <style:text-properties fo:color="#0000ff" style:text-underline-style="solid" style:text-underline-width="auto" style:text-underline-color="font-color"/>
    </style:style>
    <style:style style:name="Absatz-Standardschriftar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5pt" style:font-size-asian="10.5pt" style:font-size-complex="10.5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master-page style:name="MasterPage2" style:page-layout-name="Mpm2">
      <style:footer>
        <text:p text:style-name="MP1">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1:41:20.600158859</meta:creation-date>
    <dc:date>2019-07-26T23:01:55.256000000</dc:date>
    <meta:editing-duration>PT12M24S</meta:editing-duration>
    <meta:editing-cycles>5</meta:editing-cycles>
    <meta:generator>LibreOffice/5.4.5.1$Windows_X86_64 LibreOffice_project/79c9829dd5d8054ec39a82dc51cd9eff340dbee8</meta:generator>
    <meta:document-statistic meta:table-count="0" meta:image-count="0" meta:object-count="0" meta:page-count="6" meta:paragraph-count="67" meta:word-count="2614" meta:character-count="16537" meta:non-whitespace-character-count="13964"/>
  </office:meta>
</office:document-meta>
</file>